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97cm" fo:min-width="1.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Young’s lattice (n=[6])</text:p>
          </draw:text-box>
        </draw:frame>
        <draw:custom-shape draw:style-name="gr1" draw:text-style-name="P1" draw:layer="layout" svg:width="2.2cm" svg:height="1.047cm" svg:x="12.8cm" svg:y="4cm">
          <text:p text:style-name="P1">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9:29:03.962953703</meta:creation-date>
    <dc:date>2020-07-06T19:33:20.666396953</dc:date>
    <meta:editing-duration>PT4M18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